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5.68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5.61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84cm" fo:min-width="1.1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98cm" fo:min-width="5.0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text-autospace="none" style:writing-mode="lr-tb"/>
      <style:text-properties fo:color="#000000" style:font-name="Liberation Sans2" fo:font-size="12pt" fo:font-weight="bold" style:font-weight-asian="bold" style:font-weight-complex="bold"/>
    </style:style>
    <style:style style:name="P2" style:family="paragraph">
      <style:paragraph-properties fo:text-align="center" style:text-autospace="none" style:writing-mode="lr-tb"/>
      <style:text-properties fo:color="#000000" style:font-name="Liberation Sans2" fo:font-size="12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name="Liberation Sans2" fo:font-size="12pt" style:font-size-asian="20pt" style:font-size-complex="20pt"/>
    </style:style>
    <style:style style:name="P4" style:family="paragraph">
      <style:paragraph-properties style:text-autospace="none"/>
      <style:text-properties fo:color="#000000" style:font-name="Liberation Sans2" fo:font-size="12pt" style:font-name-asian="JetBrains Mono1" style:font-size-asian="10pt" style:font-name-complex="JetBrains Mono1" style:font-size-complex="10pt"/>
    </style:style>
    <style:style style:name="P5" style:family="paragraph">
      <style:paragraph-properties fo:text-align="center" style:text-autospace="none"/>
      <style:text-properties fo:color="#000000" style:font-name="Liberation Sans2" fo:font-size="12pt" style:font-name-asian="JetBrains Mono1" style:font-size-asian="10pt" style:font-name-complex="JetBrains Mono1" style:font-size-complex="10pt"/>
    </style:style>
    <style:style style:name="P6" style:family="paragraph">
      <loext:graphic-properties draw:fill="solid"/>
      <style:paragraph-properties fo:text-align="center"/>
      <style:text-properties style:font-name="Liberation Sans2" fo:font-size="12pt" style:font-size-asian="20pt" style:font-size-complex="2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style:font-name-asian="JetBrains Mono1" style:font-size-asian="10.5pt" style:font-style-asian="normal" style:font-weight-asian="bold" style:font-name-complex="JetBrains Mono1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81cm" svg:height="1.397cm" svg:x="7.985cm" svg:y="7.858cm">
          <text:p text:style-name="P1"><text:span text:style-name="T1">get_csv_datase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0.127cm" svg:height="0.001cm" svg:x="10.398cm" svg:y="12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xml:id="id1" draw:id="id1" draw:layer="layout" svg:width="10.16cm" svg:height="1.651cm" svg:x="5.699cm" svg:y="3.032cm">
          <text:p text:style-name="P4"><text:span text:style-name="T2">Instance variable: "path-csv-</text:span><text:span text:style-name="T2">dataset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6" draw:layer="layout" svg:x1="10.779cm" svg:y1="4.683cm" svg:x2="9.89cm" svg:y2="7.858cm" draw:start-shape="id1" draw:start-glue-point="8" draw:end-shape="id2" draw:end-glue-point="4" svg:d="M10779 4683v1587h-889v1588" svg:viewBox="0 0 890 3176">
          <text:p/>
        </draw:connector>
        <draw:connector draw:style-name="gr5" draw:text-style-name="P7" draw:layer="layout" svg:x1="9.89cm" svg:y1="9.255cm" svg:x2="13.065cm" svg:y2="11.033cm" draw:start-shape="id2" draw:start-glue-point="6" svg:d="M9890 9255v1140h3175v638" svg:viewBox="0 0 3176 1779">
          <text:p/>
        </draw:connector>
        <draw:custom-shape draw:style-name="gr6" draw:text-style-name="P9" xml:id="id4" draw:id="id4" draw:layer="layout" svg:width="6.604cm" svg:height="2.159cm" svg:x="5.064cm" svg:y="15.224cm">
          <text:p text:style-name="P8"><text:span text:style-name="T3">Name the object via raw inpu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3" draw:id="id3" draw:layer="layout" svg:width="3.302cm" svg:height="2.667cm" svg:x="11.414cm" svg:y="10.906cm">
          <text:p text:style-name="P8"><text:span text:style-name="T3">check_if_csv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draw:type="line" svg:x1="11.414cm" svg:y1="12.24cm" svg:x2="8.366cm" svg:y2="15.224cm" draw:start-shape="id3" draw:start-glue-point="5" draw:end-shape="id4" draw:end-glue-point="4" svg:d="M11414 12240l-3048 2984" svg:viewBox="0 0 3049 2985">
          <text:p/>
        </draw:connector>
        <draw:frame draw:style-name="gr8" draw:text-style-name="P10" draw:layer="layout" svg:width="1.524cm" svg:height="1.27cm" svg:x="8.239cm" svg:y="12.684cm">
          <draw:text-box>
            <text:p>yes</text:p>
          </draw:text-box>
        </draw:frame>
        <draw:custom-shape draw:style-name="gr9" draw:text-style-name="P9" xml:id="id5" draw:id="id5" draw:layer="layout" svg:width="6.001cm" svg:height="1.778cm" svg:x="14.589cm" svg:y="15.224cm">
          <text:p text:style-name="P8"><text:span text:style-name="T3">Print “Please choose a csv file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draw:type="line" svg:x1="14.716cm" svg:y1="12.24cm" svg:x2="17.59cm" svg:y2="15.224cm" draw:start-shape="id3" draw:start-glue-point="7" draw:end-shape="id5" draw:end-glue-point="4" svg:d="M14716 12240l2874 2984" svg:viewBox="0 0 2875 2985">
          <text:p/>
        </draw:connector>
        <draw:frame draw:style-name="gr10" draw:text-style-name="P10" draw:layer="layout" svg:width="1.205cm" svg:height="0.962cm" svg:x="15.478cm" svg:y="12.43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9:38:52.632545199</meta:creation-date>
    <meta:generator>LibreOffice/6.4.4.2$Linux_X86_64 LibreOffice_project/40$Build-2</meta:generator>
    <dc:date>2021-04-06T20:04:29.834585667</dc:date>
    <meta:editing-duration>PT10M49S</meta:editing-duration>
    <meta:editing-cycles>3</meta:editing-cycles>
    <meta:document-statistic meta:object-count="12"/>
  </office:meta>
</office:document-meta>
</file>